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617" style:master-page-name="MasterPage2" style:family="paragraph" style:name="P39">
      <style:text-properties fo:font-family="Verdana" style:font-family-complex="Verdana" fo:language="es" fo:country="ES"/>
      <style:paragraph-properties fo:margin-left="0cm" fo:text-indent="0cm"/>
    </style:style>
    <style:style style:family="text" style:name="T51">
      <style:text-properties fo:font-family="Verdana" style:font-family-complex="Verdana" fo:language="es" fo:country="ES"/>
    </style:style>
    <style:style style:family="text" style:name="T52">
      <style:text-properties fo:font-family="Verdana" style:font-family-complex="Verdana" fo:language="es" fo:country="ES"/>
    </style:style>
    <style:style style:family="text" style:name="T53">
      <style:text-properties fo:font-family="Verdana" style:font-family-complex="Verdana" fo:language="es" fo:country="ES"/>
    </style:style>
    <style:style style:family="text" style:name="T54">
      <style:text-properties fo:font-family="Verdana" style:font-family-complex="Verdana" fo:language="es" fo:country="ES"/>
    </style:style>
    <style:style style:parent-style-name="617" style:family="paragraph" style:name="P40">
      <style:text-properties fo:font-family="Verdana" style:font-family-complex="Verdana" fo:language="es" fo:country="ES"/>
      <style:paragraph-properties fo:text-align="center"/>
    </style:style>
    <style:style style:family="text" style:name="T55">
      <style:text-properties fo:font-family="Verdana" style:font-family-complex="Verdana" fo:language="es" fo:country="ES"/>
    </style:style>
    <style:style style:family="text" style:name="T56">
      <style:text-properties fo:font-family="Verdana" style:font-family-complex="Verdana" fo:language="es" fo:country="ES"/>
    </style:style>
    <style:style style:family="text" style:name="T57">
      <style:text-properties fo:font-family="Verdana" style:font-family-complex="Verdana" fo:font-size="33pt" fo:language="es" fo:country="ES"/>
    </style:style>
    <style:style style:family="text" style:name="T58">
      <style:text-properties fo:font-family="Verdana" style:font-family-complex="Verdana" fo:language="es" fo:country="ES"/>
    </style:style>
    <style:style style:parent-style-name="618" style:family="paragraph" style:name="P41">
      <style:text-properties fo:font-family="Verdana" style:font-family-complex="Verdana" fo:language="es" fo:country="ES"/>
      <style:paragraph-properties fo:text-align="center"/>
    </style:style>
    <style:style style:family="text" style:name="T59">
      <style:text-properties fo:font-family="Verdana" style:font-family-complex="Verdana" fo:language="es" fo:country="ES"/>
    </style:style>
    <style:style style:family="text" style:name="T60">
      <style:text-properties fo:font-family="Verdana" style:font-family-complex="Verdana" fo:language="es" fo:country="ES"/>
    </style:style>
    <style:style style:family="text" style:name="T61">
      <style:text-properties fo:font-family="Verdana" style:font-family-complex="Verdana" fo:font-size="22pt" fo:language="es" fo:country="ES"/>
    </style:style>
    <style:style style:family="text" style:name="T62">
      <style:text-properties fo:font-family="Verdana" style:font-family-complex="Verdana" fo:language="es" fo:country="ES"/>
    </style:style>
    <style:style style:parent-style-name="611" style:family="paragraph" style:name="P42">
      <style:text-properties fo:font-family="Verdana" style:font-family-complex="Verdana" fo:language="es" fo:country="ES"/>
      <style:paragraph-properties fo:break-before="page"/>
    </style:style>
    <style:style style:family="text" style:name="T63">
      <style:text-properties fo:font-family="Verdana" style:font-family-complex="Verdana" fo:language="es" fo:country="ES"/>
    </style:style>
    <style:style style:family="text" style:name="T64">
      <style:text-properties fo:font-family="Verdana" style:font-family-complex="Verdana" fo:language="es" fo:country="ES"/>
    </style:style>
    <style:style style:family="text" style:name="T65">
      <style:text-properties fo:font-family="Verdana" style:font-family-complex="Verdana" fo:language="es" fo:country="ES"/>
    </style:style>
    <style:style style:family="text" style:name="T66">
      <style:text-properties fo:font-family="Verdana" style:font-family-complex="Verdana" fo:language="es" fo:country="ES"/>
    </style:style>
    <style:style style:parent-style-name="605" style:list-style-name="WWNum2" style:family="paragraph" style:name="P43">
      <style:text-properties fo:font-family="Verdana" style:font-family-complex="Verdana" fo:language="es" fo:country="ES"/>
      <style:paragraph-properties/>
    </style:style>
    <style:style style:family="text" style:name="T67">
      <style:text-properties fo:font-family="Verdana" style:font-family-complex="Verdana" fo:font-size="12pt" fo:language="es" fo:country="ES" fo:font-weight="bold"/>
    </style:style>
    <style:style style:family="text" style:name="T68">
      <style:text-properties fo:font-family="Verdana" style:font-family-complex="Verdana" fo:language="es" fo:country="ES"/>
    </style:style>
    <style:style style:parent-style-name="605" style:list-style-name="WWNum3" style:family="paragraph" style:name="P44">
      <style:text-properties fo:font-family="Verdana" style:font-family-complex="Verdana" fo:language="es" fo:country="ES"/>
      <style:paragraph-properties/>
    </style:style>
    <style:style style:family="text" style:name="T69">
      <style:text-properties fo:font-family="Verdana" style:font-family-complex="Verdana" fo:language="es" fo:country="ES"/>
    </style:style>
    <style:style style:family="text" style:name="T70">
      <style:text-properties fo:font-family="Verdana" style:font-family-complex="Verdana" fo:language="es" fo:country="ES"/>
    </style:style>
    <style:style style:parent-style-name="605" style:list-style-name="WWNum2" style:family="paragraph" style:name="P45">
      <style:text-properties fo:font-family="Verdana" style:font-family-complex="Verdana" fo:language="es" fo:country="ES"/>
      <style:paragraph-properties/>
    </style:style>
    <style:style style:family="text" style:name="T71">
      <style:text-properties fo:font-family="Verdana" style:font-family-complex="Verdana" fo:font-size="12pt" fo:language="es" fo:country="ES" fo:font-weight="bold"/>
    </style:style>
    <style:style style:family="text" style:name="T72">
      <style:text-properties fo:font-family="Verdana" style:font-family-complex="Verdana" fo:language="es" fo:country="ES"/>
    </style:style>
    <style:style style:parent-style-name="605" style:list-style-name="WWNum2" style:family="paragraph" style:name="P46">
      <style:text-properties fo:font-family="Verdana" style:font-family-complex="Verdana" fo:language="es" fo:country="ES"/>
      <style:paragraph-properties/>
    </style:style>
    <style:style style:family="text" style:name="T73">
      <style:text-properties fo:font-family="Verdana" style:font-family-complex="Verdana" fo:language="es" fo:country="ES"/>
    </style:style>
    <style:style style:family="text" style:name="T74">
      <style:text-properties fo:font-family="Verdana" style:font-family-complex="Verdana" fo:language="es" fo:country="ES"/>
    </style:style>
    <style:style style:parent-style-name="605" style:list-style-name="WWNum2" style:family="paragraph" style:name="P47">
      <style:text-properties fo:font-family="Verdana" style:font-family-complex="Verdana" fo:language="es" fo:country="ES"/>
      <style:paragraph-properties/>
    </style:style>
    <style:style style:family="text" style:name="T75">
      <style:text-properties fo:font-family="Verdana" style:font-family-complex="Verdana" fo:language="es" fo:country="ES"/>
    </style:style>
    <style:style style:family="text" style:name="T76">
      <style:text-properties fo:font-family="Verdana" style:font-family-complex="Verdana" fo:language="es" fo:country="ES"/>
    </style:style>
    <style:style style:parent-style-name="605" style:list-style-name="WWNum2" style:family="paragraph" style:name="P48">
      <style:text-properties fo:font-family="Verdana" style:font-family-complex="Verdana" fo:language="es" fo:country="ES"/>
      <style:paragraph-properties/>
    </style:style>
    <style:style style:family="text" style:name="T77">
      <style:text-properties fo:font-family="Verdana" style:font-family-complex="Verdana" fo:language="es" fo:country="ES"/>
    </style:style>
    <style:style style:family="text" style:name="T78">
      <style:text-properties fo:font-family="Verdana" style:font-family-complex="Verdana" fo:language="es" fo:country="ES"/>
    </style:style>
    <style:style style:parent-style-name="605" style:list-style-name="WWNum2" style:family="paragraph" style:name="P49">
      <style:text-properties fo:font-family="Verdana" style:font-family-complex="Verdana" fo:language="es" fo:country="ES"/>
      <style:paragraph-properties/>
    </style:style>
    <style:style style:family="text" style:name="T79">
      <style:text-properties fo:font-family="Verdana" style:font-family-complex="Verdana" fo:language="es" fo:country="ES"/>
    </style:style>
    <style:style style:family="text" style:name="T80">
      <style:text-properties fo:font-family="Verdana" style:font-family-complex="Verdana" fo:language="es" fo:country="ES"/>
    </style:style>
    <style:style style:parent-style-name="605" style:list-style-name="WWNum2" style:family="paragraph" style:name="P50">
      <style:text-properties fo:font-family="Verdana" style:font-family-complex="Verdana" fo:language="es" fo:country="ES"/>
      <style:paragraph-properties/>
    </style:style>
    <style:style style:family="text" style:name="T81">
      <style:text-properties fo:font-family="Verdana" style:font-family-complex="Verdana" fo:font-size="12pt" fo:language="es" fo:country="ES" fo:font-weight="bold"/>
    </style:style>
    <style:style style:family="text" style:name="T82">
      <style:text-properties fo:font-family="Verdana" style:font-family-complex="Verdana" fo:language="es" fo:country="ES"/>
    </style:style>
    <style:style style:parent-style-name="605" style:list-style-name="WWNum2" style:family="paragraph" style:name="P51">
      <style:text-properties fo:font-family="Verdana" style:font-family-complex="Verdana" fo:language="es" fo:country="ES"/>
      <style:paragraph-properties/>
    </style:style>
    <style:style style:family="text" style:name="T83">
      <style:text-properties fo:font-family="Verdana" style:font-family-complex="Verdana" fo:font-size="12pt" fo:language="es" fo:country="ES" fo:font-weight="bold"/>
    </style:style>
    <style:style style:family="text" style:name="T84">
      <style:text-properties fo:font-family="Verdana" style:font-family-complex="Verdana" fo:language="es" fo:country="ES"/>
    </style:style>
    <style:style style:parent-style-name="605" style:list-style-name="WWNum2" style:family="paragraph" style:name="P52">
      <style:text-properties fo:font-family="Verdana" style:font-family-complex="Verdana" fo:language="es" fo:country="ES"/>
      <style:paragraph-properties/>
    </style:style>
    <style:style style:family="text" style:name="T85">
      <style:text-properties fo:font-family="Verdana" style:font-family-complex="Verdana" fo:font-size="12pt" fo:language="es" fo:country="ES" fo:font-weight="bold"/>
    </style:style>
    <style:style style:family="text" style:name="T86">
      <style:text-properties fo:font-family="Verdana" style:font-family-complex="Verdana" fo:language="es" fo:country="ES"/>
    </style:style>
    <style:style style:parent-style-name="605" style:list-style-name="WWNum2" style:family="paragraph" style:name="P53">
      <style:text-properties fo:font-family="Verdana" style:font-family-complex="Verdana" fo:language="es" fo:country="ES"/>
      <style:paragraph-properties/>
    </style:style>
    <style:style style:family="text" style:name="T87">
      <style:text-properties fo:font-family="Verdana" style:font-family-complex="Verdana" fo:language="es" fo:country="ES"/>
    </style:style>
    <style:style style:family="text" style:name="T88">
      <style:text-properties fo:font-family="Verdana" style:font-family-complex="Verdana" fo:language="es" fo:country="ES"/>
    </style:style>
    <style:style style:parent-style-name="605" style:list-style-name="WWNum2" style:family="paragraph" style:name="P54">
      <style:text-properties fo:font-family="Verdana" style:font-family-complex="Verdana" fo:language="es" fo:country="ES"/>
      <style:paragraph-properties/>
    </style:style>
    <style:style style:family="text" style:name="T89">
      <style:text-properties fo:font-family="Verdana" style:font-family-complex="Verdana" fo:language="es" fo:country="ES"/>
    </style:style>
    <style:style style:family="text" style:name="T90">
      <style:text-properties fo:font-family="Verdana" style:font-family-complex="Verdana" fo:language="es" fo:country="ES"/>
    </style:style>
    <style:style style:parent-style-name="605" style:list-style-name="WWNum2" style:family="paragraph" style:name="P55">
      <style:text-properties fo:font-family="Verdana" style:font-family-complex="Verdana" fo:language="es" fo:country="ES"/>
      <style:paragraph-properties/>
    </style:style>
    <style:style style:family="text" style:name="T91">
      <style:text-properties fo:font-family="Verdana" style:font-family-complex="Verdana" fo:language="es" fo:country="ES"/>
    </style:style>
    <style:style style:family="text" style:name="T92">
      <style:text-properties fo:font-family="Verdana" style:font-family-complex="Verdana" fo:language="es" fo:country="ES"/>
    </style:style>
    <style:style style:parent-style-name="605" style:list-style-name="WWNum2" style:family="paragraph" style:name="P56">
      <style:text-properties fo:font-family="Verdana" style:font-family-complex="Verdana" fo:language="es" fo:country="ES"/>
      <style:paragraph-properties/>
    </style:style>
    <style:style style:family="text" style:name="T93">
      <style:text-properties fo:font-family="Verdana" style:font-family-complex="Verdana" fo:font-size="12pt" fo:language="es" fo:country="ES" fo:font-weight="bold"/>
    </style:style>
    <style:style style:family="text" style:name="T94">
      <style:text-properties fo:font-family="Verdana" style:font-family-complex="Verdana" fo:language="es" fo:country="ES"/>
    </style:style>
    <style:style style:parent-style-name="605" style:list-style-name="WWNum2" style:family="paragraph" style:name="P57">
      <style:text-properties fo:font-family="Verdana" style:font-family-complex="Verdana" fo:language="es" fo:country="ES"/>
      <style:paragraph-properties/>
    </style:style>
    <style:style style:family="text" style:name="T95">
      <style:text-properties fo:font-family="Verdana" style:font-family-complex="Verdana" fo:language="es" fo:country="ES"/>
    </style:style>
    <style:style style:family="text" style:name="T96">
      <style:text-properties fo:font-family="Verdana" style:font-family-complex="Verdana" fo:language="es" fo:country="ES"/>
    </style:style>
    <style:style style:parent-style-name="605" style:list-style-name="WWNum2" style:family="paragraph" style:name="P58">
      <style:text-properties fo:font-family="Verdana" style:font-family-complex="Verdana" fo:language="es" fo:country="ES"/>
      <style:paragraph-properties/>
    </style:style>
    <style:style style:family="text" style:name="T97">
      <style:text-properties fo:font-family="Verdana" style:font-family-complex="Verdana" fo:language="es" fo:country="ES"/>
    </style:style>
    <style:style style:family="text" style:name="T98">
      <style:text-properties fo:font-family="Verdana" style:font-family-complex="Verdana" fo:language="es" fo:country="ES"/>
    </style:style>
    <style:style style:parent-style-name="605" style:list-style-name="WWNum2" style:family="paragraph" style:name="P59">
      <style:text-properties fo:font-family="Verdana" style:font-family-complex="Verdana" fo:language="es" fo:country="ES"/>
      <style:paragraph-properties/>
    </style:style>
    <style:style style:family="text" style:name="T99">
      <style:text-properties fo:font-family="Verdana" style:font-family-complex="Verdana" fo:font-size="12pt" fo:language="es" fo:country="ES" fo:font-weight="bold"/>
    </style:style>
    <style:style style:family="text" style:name="T100">
      <style:text-properties fo:font-family="Verdana" style:font-family-complex="Verdana" fo:language="es" fo:country="ES"/>
    </style:style>
    <style:style style:parent-style-name="605" style:list-style-name="WWNum3" style:family="paragraph" style:name="P60">
      <style:text-properties fo:font-family="Verdana" style:font-family-complex="Verdana" fo:language="es" fo:country="ES"/>
      <style:paragraph-properties/>
    </style:style>
    <style:style style:family="text" style:name="T101">
      <style:text-properties fo:font-family="Verdana" style:font-family-complex="Verdana" fo:language="es" fo:country="ES"/>
    </style:style>
    <style:style style:family="text" style:name="T102">
      <style:text-properties fo:font-family="Verdana" style:font-family-complex="Verdana" fo:language="es" fo:country="ES"/>
    </style:style>
    <style:style style:parent-style-name="605" style:list-style-name="WWNum3" style:family="paragraph" style:name="P61">
      <style:text-properties fo:font-family="Verdana" style:font-family-complex="Verdana" fo:language="es" fo:country="ES"/>
      <style:paragraph-properties/>
    </style:style>
    <style:style style:family="text" style:name="T103">
      <style:text-properties fo:font-family="Verdana" style:font-family-complex="Verdana" fo:language="es" fo:country="ES"/>
    </style:style>
    <style:style style:family="text" style:name="T104">
      <style:text-properties fo:font-family="Verdana" style:font-family-complex="Verdana" fo:language="es" fo:country="ES"/>
    </style:style>
    <style:style style:parent-style-name="605" style:family="paragraph" style:name="P62">
      <style:text-properties fo:font-family="Verdana" style:font-family-complex="Verdana" fo:language="es" fo:country="ES"/>
      <style:paragraph-properties/>
    </style:style>
    <style:style style:family="text" style:name="T105">
      <style:text-properties fo:font-family="Verdana" style:font-family-complex="Verdana" fo:language="es" fo:country="ES"/>
    </style:style>
    <style:style style:family="text" style:name="T106">
      <style:text-properties fo:font-family="Verdana" style:font-family-complex="Verdana" fo:language="es" fo:country="ES"/>
    </style:style>
    <style:style style:parent-style-name="605" style:family="paragraph" style:name="P63">
      <style:text-properties fo:font-family="Verdana" style:font-family-complex="Verdana" fo:language="es" fo:country="ES"/>
      <style:paragraph-properties/>
    </style:style>
    <style:style style:family="text" style:name="T107">
      <style:text-properties fo:font-family="Verdana" style:font-family-complex="Verdana" fo:language="es" fo:country="ES"/>
    </style:style>
    <style:style style:family="text" style:name="T108">
      <style:text-properties fo:font-family="Verdana" style:font-family-complex="Verdana" fo:language="es" fo:country="ES"/>
    </style:style>
    <style:style style:parent-style-name="605" style:family="paragraph" style:name="P64">
      <style:text-properties fo:font-family="Verdana" style:font-family-complex="Verdana" fo:language="es" fo:country="ES"/>
      <style:paragraph-properties/>
    </style:style>
    <style:style style:family="text" style:name="T109">
      <style:text-properties fo:font-family="Verdana" style:font-family-complex="Verdana" fo:language="es" fo:country="ES"/>
    </style:style>
    <style:style style:family="text" style:name="T110">
      <style:text-properties fo:font-family="Verdana" style:font-family-complex="Verdana" fo:language="es" fo:country="ES"/>
    </style:style>
    <style:style style:parent-style-name="611" style:family="paragraph" style:name="P65">
      <style:text-properties fo:font-family="Verdana" style:font-family-complex="Verdana" fo:language="es" fo:country="ES"/>
      <style:paragraph-properties/>
    </style:style>
    <style:style style:family="text" style:name="T111">
      <style:text-properties fo:font-family="Verdana" style:font-family-complex="Verdana" fo:language="es" fo:country="ES"/>
    </style:style>
    <style:style style:family="text" style:name="T112">
      <style:text-properties fo:font-family="Verdana" style:font-family-complex="Verdana" fo:language="es" fo:country="ES"/>
    </style:style>
    <style:style style:family="text" style:name="T113">
      <style:text-properties fo:font-family="Verdana" style:font-family-complex="Verdana" fo:language="es" fo:country="ES"/>
    </style:style>
    <style:style style:parent-style-name="605" style:family="paragraph" style:name="P66">
      <style:text-properties fo:language="es" fo:country="ES"/>
      <style:paragraph-properties/>
    </style:style>
    <style:style style:family="text" style:name="T114">
      <style:text-properties fo:language="es" fo:country="ES"/>
    </style:style>
    <style:style style:family="text" style:name="T115">
      <style:text-properties fo:language="es" fo:country="ES"/>
    </style:style>
    <style:style style:family="text" style:name="T116">
      <style:text-properties fo:language="es" fo:country="ES"/>
    </style:style>
    <style:style style:parent-style-name="605" style:family="paragraph" style:name="P67">
      <style:text-properties fo:language="es" fo:country="ES"/>
      <style:paragraph-properties/>
    </style:style>
    <style:style style:family="text" style:name="T117">
      <style:text-properties fo:language="es" fo:country="ES"/>
    </style:style>
    <style:style style:family="text" style:name="T118">
      <style:text-properties fo:language="es" fo:country="ES"/>
    </style:style>
    <style:style style:parent-style-name="605" style:family="paragraph" style:name="P68">
      <style:text-properties fo:language="es" fo:country="ES"/>
      <style:paragraph-properties/>
    </style:style>
    <style:style style:family="text" style:name="T119">
      <style:text-properties fo:language="es" fo:country="ES"/>
    </style:style>
    <style:style style:family="text" style:name="T120">
      <style:text-properties fo:language="es" fo:country="ES"/>
    </style:style>
    <style:style style:family="text" style:name="T121">
      <style:text-properties fo:language="es" fo:country="ES"/>
    </style:style>
    <style:style style:family="text" style:name="T122">
      <style:text-properties fo:language="es" fo:country="ES"/>
    </style:style>
    <style:style style:family="text" style:name="T123">
      <style:text-properties fo:language="es" fo:country="ES"/>
    </style:style>
    <style:style style:parent-style-name="605" style:family="paragraph" style:name="P69">
      <style:text-properties fo:language="es" fo:country="ES"/>
      <style:paragraph-properties/>
    </style:style>
    <style:style style:family="text" style:name="T124">
      <style:text-properties fo:language="es" fo:country="ES"/>
    </style:style>
    <style:style style:family="text" style:name="T125">
      <style:text-properties fo:language="es" fo:country="ES"/>
    </style:style>
    <style:style style:parent-style-name="605" style:family="paragraph" style:name="P70">
      <style:text-properties fo:language="es" fo:country="ES"/>
      <style:paragraph-properties/>
    </style:style>
    <style:style style:family="text" style:name="T126">
      <style:text-properties fo:language="es" fo:country="ES"/>
    </style:style>
    <style:style style:family="text" style:name="T127">
      <style:text-properties fo:language="es" fo:country="ES"/>
    </style:style>
    <style:style style:family="text" style:name="T128">
      <style:text-properties fo:language="es" fo:country="ES"/>
    </style:style>
    <style:style style:family="text" style:name="T129">
      <style:text-properties fo:language="es" fo:country="ES"/>
    </style:style>
    <style:style style:parent-style-name="611" style:family="paragraph" style:name="P71">
      <style:text-properties fo:language="es" fo:country="ES"/>
      <style:paragraph-properties/>
    </style:style>
    <style:style style:family="text" style:name="T130">
      <style:text-properties fo:language="es" fo:country="ES"/>
    </style:style>
    <style:style style:family="text" style:name="T131">
      <style:text-properties fo:language="es" fo:country="ES"/>
    </style:style>
    <style:style style:family="text" style:name="T132">
      <style:text-properties fo:language="es" fo:country="ES"/>
    </style:style>
    <style:style style:parent-style-name="612" style:family="paragraph" style:name="P72">
      <style:text-properties fo:language="es" fo:country="ES"/>
      <style:paragraph-properties/>
    </style:style>
    <style:style style:family="text" style:name="T133">
      <style:text-properties fo:language="es" fo:country="ES"/>
    </style:style>
    <style:style style:family="text" style:name="T134">
      <style:text-properties fo:language="es" fo:country="ES"/>
    </style:style>
    <style:style style:parent-style-name="605" style:family="paragraph" style:name="P73">
      <style:text-properties fo:language="es" fo:country="ES"/>
      <style:paragraph-properties/>
    </style:style>
    <style:style style:family="text" style:name="T135">
      <style:text-properties fo:language="es" fo:country="ES"/>
    </style:style>
    <style:style style:family="text" style:name="T136">
      <style:text-properties fo:language="es" fo:country="ES"/>
    </style:style>
    <style:style style:family="text" style:name="T137">
      <style:text-properties fo:language="es" fo:country="ES"/>
    </style:style>
    <style:style style:family="text" style:name="T138">
      <style:text-properties fo:language="es" fo:country="ES"/>
    </style:style>
    <style:style style:family="text" style:name="T139">
      <style:text-properties fo:language="es" fo:country="ES"/>
    </style:style>
    <style:style style:family="text" style:name="T140">
      <style:text-properties fo:language="es" fo:country="ES"/>
    </style:style>
    <style:style style:family="text" style:name="T141">
      <style:text-properties fo:language="es" fo:country="ES"/>
    </style:style>
    <style:style style:parent-style-name="612" style:family="paragraph" style:name="P74">
      <style:text-properties fo:language="es" fo:country="ES"/>
      <style:paragraph-properties/>
    </style:style>
    <style:style style:family="text" style:name="T142">
      <style:text-properties fo:language="es" fo:country="ES"/>
    </style:style>
    <style:style style:family="text" style:name="T143">
      <style:text-properties fo:language="es" fo:country="ES"/>
    </style:style>
    <style:style style:parent-style-name="605" style:family="paragraph" style:name="P75">
      <style:text-properties fo:language="es" fo:country="ES"/>
      <style:paragraph-properties/>
    </style:style>
    <style:style style:family="text" style:name="T144">
      <style:text-properties fo:language="es" fo:country="ES"/>
    </style:style>
    <style:style style:family="text" style:name="T145">
      <style:text-properties fo:language="es" fo:country="ES"/>
    </style:style>
    <style:style style:family="text" style:name="T146">
      <style:text-properties fo:language="es" fo:country="ES"/>
    </style:style>
    <style:style style:family="text" style:name="T147">
      <style:text-properties fo:language="es" fo:country="ES"/>
    </style:style>
    <style:style style:parent-style-name="612" style:family="paragraph" style:name="P76">
      <style:text-properties fo:language="es" fo:country="ES"/>
      <style:paragraph-properties/>
    </style:style>
    <style:style style:family="text" style:name="T148">
      <style:text-properties fo:language="es" fo:country="ES"/>
    </style:style>
    <style:style style:family="text" style:name="T149">
      <style:text-properties fo:language="es" fo:country="ES"/>
    </style:style>
    <style:style style:parent-style-name="605" style:list-style-name="WWNum4" style:family="paragraph" style:name="P77">
      <style:text-properties fo:language="es" fo:country="ES"/>
      <style:paragraph-properties/>
    </style:style>
    <style:style style:family="text" style:name="T150">
      <style:text-properties fo:language="es" fo:country="ES"/>
    </style:style>
    <style:style style:parent-style-name="174" style:family="text" style:name="T151">
      <style:text-properties fo:language="es" fo:country="ES"/>
    </style:style>
    <style:style style:family="text" style:name="T152">
      <style:text-properties fo:language="es" fo:country="ES"/>
    </style:style>
    <style:style style:family="text" style:name="T153">
      <style:text-properties fo:language="es" fo:country="ES"/>
    </style:style>
    <style:style style:parent-style-name="605" style:list-style-name="WWNum4" style:family="paragraph" style:name="P78">
      <style:text-properties fo:language="es" fo:country="ES"/>
      <style:paragraph-properties/>
    </style:style>
    <style:style style:family="text" style:name="T154">
      <style:text-properties fo:language="es" fo:country="ES"/>
    </style:style>
    <style:style style:parent-style-name="174" style:family="text" style:name="T155">
      <style:text-properties fo:language="es" fo:country="ES"/>
    </style:style>
    <style:style style:family="text" style:name="T156">
      <style:text-properties fo:language="es" fo:country="ES"/>
    </style:style>
    <style:style style:family="text" style:name="T157">
      <style:text-properties fo:language="es" fo:country="ES"/>
    </style:style>
    <style:style style:parent-style-name="612" style:family="paragraph" style:name="P79">
      <style:text-properties fo:language="es" fo:country="ES"/>
      <style:paragraph-properties/>
    </style:style>
    <style:style style:family="text" style:name="T158">
      <style:text-properties fo:language="es" fo:country="ES"/>
    </style:style>
    <style:style style:family="text" style:name="T159">
      <style:text-properties fo:language="es" fo:country="ES"/>
    </style:style>
    <style:style style:family="text" style:name="T160">
      <style:text-properties fo:language="es" fo:country="ES"/>
    </style:style>
    <style:style style:parent-style-name="605" style:family="paragraph" style:name="P80">
      <style:text-properties fo:language="es" fo:country="ES"/>
      <style:paragraph-properties/>
    </style:style>
    <style:style style:family="text" style:name="T161">
      <style:text-properties fo:language="es" fo:country="ES"/>
    </style:style>
    <style:style style:family="text" style:name="T162">
      <style:text-properties fo:language="es" fo:country="ES"/>
    </style:style>
    <style:style style:family="text" style:name="T163">
      <style:text-properties fo:language="es" fo:country="ES"/>
    </style:style>
    <style:style style:family="text" style:name="T164">
      <style:text-properties fo:language="es" fo:country="ES"/>
    </style:style>
    <style:style style:family="text" style:name="T165">
      <style:text-properties fo:language="es" fo:country="ES"/>
    </style:style>
    <style:style style:family="text" style:name="T166">
      <style:text-properties fo:language="es" fo:country="ES"/>
    </style:style>
    <style:style style:family="text" style:name="T167">
      <style:text-properties fo:language="es" fo:country="ES"/>
    </style:style>
    <style:style style:family="text" style:name="T168">
      <style:text-properties fo:language="es" fo:country="ES"/>
    </style:style>
    <style:style style:parent-style-name="605" style:family="paragraph" style:name="P81">
      <style:text-properties fo:language="es" fo:country="ES"/>
      <style:paragraph-properties/>
    </style:style>
    <style:style style:family="text" style:name="T169">
      <style:text-properties fo:language="es" fo:country="ES"/>
    </style:style>
    <style:style style:family="text" style:name="T170">
      <style:text-properties fo:language="es" fo:country="ES"/>
    </style:style>
    <style:style style:parent-style-name="611" style:family="paragraph" style:name="P82">
      <style:text-properties fo:language="es" fo:country="ES"/>
      <style:paragraph-properties/>
    </style:style>
    <style:style style:family="text" style:name="T171">
      <style:text-properties fo:language="es" fo:country="ES"/>
    </style:style>
    <style:style style:family="text" style:name="T172">
      <style:text-properties fo:language="es" fo:country="ES"/>
    </style:style>
    <style:style style:family="text" style:name="T173">
      <style:text-properties fo:language="es" fo:country="ES"/>
    </style:style>
    <style:style style:family="text" style:name="T174">
      <style:text-properties fo:language="es" fo:country="ES"/>
    </style:style>
    <style:style style:parent-style-name="605" style:family="paragraph" style:name="P83">
      <style:text-properties fo:language="es" fo:country="ES"/>
      <style:paragraph-properties/>
    </style:style>
    <style:style style:family="text" style:name="T175">
      <style:text-properties fo:language="es" fo:country="ES"/>
    </style:style>
    <style:style style:family="text" style:name="T176">
      <style:text-properties fo:language="es" fo:country="ES"/>
    </style:style>
    <style:style style:family="text" style:name="T177">
      <style:text-properties fo:language="es" fo:country="ES"/>
    </style:style>
    <style:style style:family="text" style:name="T178">
      <style:text-properties fo:language="es" fo:country="ES"/>
    </style:style>
    <style:style style:parent-style-name="611" style:family="paragraph" style:name="P84">
      <style:text-properties fo:language="es" fo:country="ES"/>
      <style:paragraph-properties/>
    </style:style>
    <style:style style:family="text" style:name="T179">
      <style:text-properties fo:language="es" fo:country="ES"/>
    </style:style>
    <style:style style:family="text" style:name="T180">
      <style:text-properties fo:language="es" fo:country="ES"/>
    </style:style>
    <style:style style:family="text" style:name="T181">
      <style:text-properties fo:language="es" fo:country="ES"/>
    </style:style>
    <style:style style:family="text" style:name="T182">
      <style:text-properties fo:language="es" fo:country="ES"/>
    </style:style>
    <style:style style:parent-style-name="605" style:family="paragraph" style:name="P85">
      <style:text-properties fo:language="es" fo:country="ES"/>
      <style:paragraph-properties/>
    </style:style>
    <style:style style:family="text" style:name="T183">
      <style:text-properties fo:language="es" fo:country="ES"/>
    </style:style>
    <style:style style:family="text" style:name="T184">
      <style:text-properties fo:language="es" fo:country="ES"/>
    </style:style>
    <style:style style:family="text" style:name="T185">
      <style:text-properties fo:language="es" fo:country="ES"/>
    </style:style>
    <style:style style:parent-style-name="605" style:list-style-name="WWNum5" style:family="paragraph" style:name="P86">
      <style:text-properties fo:language="es" fo:country="ES"/>
      <style:paragraph-properties/>
    </style:style>
    <style:style style:family="text" style:name="T186">
      <style:text-properties fo:language="es" fo:country="ES"/>
    </style:style>
    <style:style style:family="text" style:name="T187">
      <style:text-properties fo:language="es" fo:country="ES"/>
    </style:style>
    <style:style style:family="text" style:name="T188">
      <style:text-properties fo:language="es" fo:country="ES"/>
    </style:style>
    <style:style style:family="text" style:name="T189">
      <style:text-properties fo:language="es" fo:country="ES"/>
    </style:style>
    <style:style style:family="text" style:name="T190">
      <style:text-properties fo:language="es" fo:country="ES"/>
    </style:style>
    <style:style style:parent-style-name="605" style:list-style-name="WWNum5" style:family="paragraph" style:name="P87">
      <style:text-properties fo:language="es" fo:country="ES"/>
      <style:paragraph-properties/>
    </style:style>
    <style:style style:family="text" style:name="T191">
      <style:text-properties fo:language="es" fo:country="ES"/>
    </style:style>
    <style:style style:family="text" style:name="T192">
      <style:text-properties fo:language="es" fo:country="ES" fo:font-style="italic"/>
    </style:style>
    <style:style style:family="text" style:name="T193">
      <style:text-properties fo:language="es" fo:country="ES" fo:font-style="normal"/>
    </style:style>
    <style:style style:family="text" style:name="T194">
      <style:text-properties fo:language="es" fo:country="ES" fo:font-style="normal"/>
    </style:style>
    <style:style style:family="text" style:name="T195">
      <style:text-properties fo:language="es" fo:country="ES" fo:font-style="normal"/>
    </style:style>
    <style:style style:family="text" style:name="T196">
      <style:text-properties fo:language="es" fo:country="ES" fo:font-style="normal"/>
    </style:style>
    <style:style style:family="text" style:name="T197">
      <style:text-properties fo:language="es" fo:country="ES" fo:font-style="normal"/>
    </style:style>
    <style:style style:family="text" style:name="T198">
      <style:text-properties fo:language="es" fo:country="ES"/>
    </style:style>
    <style:style style:parent-style-name="611" style:family="paragraph" style:name="P88">
      <style:text-properties fo:language="es" fo:country="ES"/>
      <style:paragraph-properties/>
    </style:style>
    <style:style style:family="text" style:name="T199">
      <style:text-properties fo:language="es" fo:country="ES"/>
    </style:style>
    <style:style style:family="text" style:name="T200">
      <style:text-properties fo:language="es" fo:country="ES"/>
    </style:style>
    <style:style style:family="text" style:name="T201">
      <style:text-properties fo:language="es" fo:country="ES"/>
    </style:style>
    <style:style style:parent-style-name="611" style:family="paragraph" style:name="P89">
      <style:text-properties fo:language="es" fo:country="ES"/>
      <style:paragraph-properties/>
    </style:style>
    <style:style style:family="text" style:name="T202">
      <style:text-properties fo:language="es" fo:country="ES"/>
    </style:style>
    <style:style style:family="text" style:name="T203">
      <style:text-properties fo:language="es" fo:country="ES"/>
    </style:style>
    <style:style style:family="text" style:name="T204">
      <style:text-properties fo:language="es" fo:country="ES"/>
    </style:style>
    <style:style style:parent-style-name="612" style:family="paragraph" style:name="P90">
      <style:text-properties fo:language="es" fo:country="ES"/>
      <style:paragraph-properties/>
    </style:style>
    <style:style style:family="text" style:name="T205">
      <style:text-properties fo:language="es" fo:country="ES"/>
    </style:style>
    <style:style style:family="text" style:name="T206">
      <style:text-properties fo:language="es" fo:country="ES"/>
    </style:style>
    <style:style style:family="text" style:name="T207">
      <style:text-properties fo:language="es" fo:country="ES"/>
    </style:style>
    <style:style style:parent-style-name="613" style:family="paragraph" style:name="P91">
      <style:text-properties fo:language="es" fo:country="ES"/>
      <style:paragraph-properties/>
    </style:style>
    <style:style style:family="text" style:name="T208">
      <style:text-properties fo:language="es" fo:country="ES"/>
    </style:style>
    <style:style style:family="text" style:name="T209">
      <style:text-properties fo:language="es" fo:country="ES"/>
    </style:style>
    <style:style style:family="text" style:name="T210">
      <style:text-properties fo:language="es" fo:country="ES"/>
    </style:style>
    <style:style style:parent-style-name="605" style:family="paragraph" style:name="P92">
      <style:text-properties fo:language="es" fo:country="ES"/>
      <style:paragraph-properties/>
    </style:style>
    <style:style style:family="text" style:name="T211">
      <style:text-properties fo:language="es" fo:country="ES"/>
    </style:style>
    <style:style style:family="text" style:name="T212">
      <style:text-properties fo:language="es" fo:country="ES"/>
    </style:style>
    <style:style style:family="text" style:name="T213">
      <style:text-properties fo:language="es" fo:country="ES"/>
    </style:style>
    <style:style style:family="text" style:name="T214">
      <style:text-properties fo:language="es" fo:country="ES"/>
    </style:style>
    <style:style style:family="text" style:name="T215">
      <style:text-properties fo:language="es" fo:country="ES"/>
    </style:style>
    <style:style style:parent-style-name="605" style:family="paragraph" style:name="P93">
      <style:text-properties fo:language="es" fo:country="ES"/>
      <style:paragraph-properties/>
    </style:style>
    <style:style style:family="text" style:name="T216">
      <style:text-properties fo:language="es" fo:country="ES"/>
    </style:style>
    <style:style style:family="text" style:name="T217">
      <style:text-properties fo:language="es" fo:country="ES"/>
    </style:style>
    <style:style style:family="text" style:name="T218">
      <style:text-properties fo:language="es" fo:country="ES"/>
    </style:style>
    <style:style style:family="text" style:name="T219">
      <style:text-properties fo:language="es" fo:country="ES"/>
    </style:style>
    <style:style style:family="text" style:name="T220">
      <style:text-properties fo:language="es" fo:country="ES"/>
    </style:style>
    <style:style style:parent-style-name="605" style:family="paragraph" style:name="P94">
      <style:text-properties fo:language="es" fo:country="ES"/>
      <style:paragraph-properties/>
    </style:style>
    <style:style style:family="text" style:name="T221">
      <style:text-properties fo:language="es" fo:country="ES"/>
    </style:style>
    <style:style style:family="text" style:name="T222">
      <style:text-properties fo:language="es" fo:country="ES"/>
    </style:style>
    <style:style style:parent-style-name="605" style:family="paragraph" style:name="P95">
      <style:text-properties fo:language="es" fo:country="ES"/>
      <style:paragraph-properties/>
    </style:style>
    <style:style style:family="text" style:name="T223">
      <style:text-properties fo:language="es" fo:country="ES"/>
    </style:style>
    <style:style style:family="text" style:name="T224">
      <style:text-properties fo:language="es" fo:country="ES"/>
    </style:style>
    <style:style style:family="text" style:name="T225">
      <style:text-properties fo:language="es" fo:country="ES"/>
    </style:style>
    <style:style style:family="text" style:name="T226">
      <style:text-properties fo:language="es" fo:country="ES"/>
    </style:style>
    <style:style style:family="text" style:name="T227">
      <style:text-properties fo:language="es" fo:country="ES"/>
    </style:style>
    <style:style style:family="text" style:name="T228">
      <style:text-properties fo:language="es" fo:country="ES"/>
    </style:style>
    <style:style style:parent-style-name="613" style:family="paragraph" style:name="P96">
      <style:text-properties fo:language="es" fo:country="ES"/>
      <style:paragraph-properties/>
    </style:style>
    <style:style style:family="text" style:name="T229">
      <style:text-properties fo:language="es" fo:country="ES"/>
    </style:style>
    <style:style style:family="text" style:name="T230">
      <style:text-properties fo:language="es" fo:country="ES"/>
    </style:style>
    <style:style style:family="text" style:name="T231">
      <style:text-properties fo:language="es" fo:country="ES"/>
    </style:style>
    <style:style style:parent-style-name="605" style:family="paragraph" style:name="P97">
      <style:text-properties fo:language="es" fo:country="ES"/>
      <style:paragraph-properties/>
    </style:style>
    <style:style style:family="text" style:name="T232">
      <style:text-properties fo:language="es" fo:country="ES"/>
    </style:style>
    <style:style style:family="text" style:name="T233">
      <style:text-properties fo:language="es" fo:country="ES"/>
    </style:style>
    <style:style style:family="text" style:name="T234">
      <style:text-properties fo:language="es" fo:country="ES"/>
    </style:style>
    <style:style style:family="text" style:name="T235">
      <style:text-properties fo:language="es" fo:country="ES"/>
    </style:style>
    <style:style style:parent-style-name="605" style:family="paragraph" style:name="P98">
      <style:text-properties fo:language="es" fo:country="ES"/>
      <style:paragraph-properties/>
    </style:style>
    <style:style style:family="text" style:name="T236">
      <style:text-properties fo:language="es" fo:country="ES"/>
    </style:style>
    <style:style style:family="text" style:name="T237">
      <style:text-properties fo:language="es" fo:country="ES"/>
    </style:style>
    <style:style style:parent-style-name="605" style:family="paragraph" style:name="P99">
      <style:text-properties fo:language="es" fo:country="ES"/>
      <style:paragraph-properties/>
    </style:style>
    <style:style style:family="text" style:name="T238">
      <style:text-properties fo:language="es" fo:country="ES"/>
    </style:style>
    <style:style style:family="text" style:name="T239">
      <style:text-properties fo:language="es" fo:country="ES"/>
    </style:style>
    <style:style style:family="text" style:name="T240">
      <style:text-properties fo:language="es" fo:country="ES"/>
    </style:style>
    <style:style style:parent-style-name="611" style:family="paragraph" style:name="P100">
      <style:text-properties fo:language="es" fo:country="ES"/>
      <style:paragraph-properties/>
    </style:style>
    <style:style style:family="text" style:name="T241">
      <style:text-properties fo:language="es" fo:country="ES"/>
    </style:style>
    <style:style style:family="text" style:name="T242">
      <style:text-properties fo:language="es" fo:country="ES"/>
    </style:style>
    <style:style style:family="text" style:name="T243">
      <style:text-properties fo:language="es" fo:country="ES"/>
    </style:style>
    <style:style style:parent-style-name="605" style:family="paragraph" style:name="P101">
      <style:text-properties fo:language="es" fo:country="ES"/>
      <style:paragraph-properties/>
    </style:style>
    <style:style style:family="text" style:name="T244">
      <style:text-properties fo:language="es" fo:country="ES"/>
    </style:style>
    <style:style style:family="text" style:name="T245">
      <style:text-properties fo:language="es" fo:country="ES"/>
    </style:style>
    <style:style style:parent-style-name="174" style:family="text" style:name="T246">
      <style:text-properties fo:language="es" fo:country="ES"/>
    </style:style>
    <style:style style:family="text" style:name="T247">
      <style:text-properties fo:language="es" fo:country="ES"/>
    </style:style>
    <style:style style:family="text" style:name="T248">
      <style:text-properties fo:language="es" fo:country="ES"/>
    </style:style>
    <style:style style:parent-style-name="605" style:family="paragraph" style:name="P102">
      <style:text-properties fo:language="es" fo:country="ES"/>
      <style:paragraph-properties/>
    </style:style>
    <style:style style:family="text" style:name="T249">
      <style:text-properties fo:language="es" fo:country="ES"/>
    </style:style>
    <style:style style:family="text" style:name="T250">
      <style:text-properties fo:language="es" fo:country="ES"/>
    </style:style>
    <style:style style:parent-style-name="605" style:family="paragraph" style:name="P103">
      <style:text-properties fo:language="es" fo:country="ES"/>
      <style:paragraph-properties/>
    </style:style>
    <style:style style:family="text" style:name="T251">
      <style:text-properties fo:language="es" fo:country="ES"/>
    </style:style>
    <style:style style:parent-style-name="174" style:family="text" style:name="T252">
      <style:text-properties fo:language="es" fo:country="ES"/>
    </style:style>
    <style:style style:family="text" style:name="T253">
      <style:text-properties fo:language="es" fo:country="ES"/>
    </style:style>
    <style:style style:family="text" style:name="T254">
      <style:text-properties fo:language="es" fo:country="ES"/>
    </style:style>
  </office:automatic-styles>
  <office:body>
    <office:text text:use-soft-page-breaks="true">
      <text:list>
        <text:list-item>
          <text:h text:outline-level="10" text:restart-numbering="0" text:is-list-header="0" text:style-name="P39"><text:span text:style-name="T51"/><text:bookmark-start text:name="_z4yxg7ye021v"/><text:span text:style-name="T52"/><text:bookmark-end text:name="_z4yxg7ye021v"/><text:span text:style-name="T53"/><text:span text:style-name="T54"/></text:h>
        </text:list-item>
        <text:list-item>
          <text:h text:outline-level="10" text:restart-numbering="0" text:is-list-header="0" text:style-name="P40"><text:span text:style-name="T55"/><text:bookmark-start text:name="_c3e2ql7r6fh3"/><text:span text:style-name="T56"/><text:bookmark-end text:name="_c3e2ql7r6fh3"/><text:span text:style-name="T57">Aplicación X</text:span><text:span text:style-name="T58"/></text:h>
        </text:list-item>
        <text:list-item>
          <text:h text:outline-level="10" text:restart-numbering="0" text:is-list-header="0" text:style-name="P41"><text:span text:style-name="T59"/><text:bookmark-start text:name="_gon5qw3i3076"/><text:span text:style-name="T60"/><text:bookmark-end text:name="_gon5qw3i3076"/><text:span text:style-name="T61">Manual de usuario</text:span><text:span text:style-name="T62"/></text:h>
        </text:list-item>
        <text:soft-page-break/>
        <text:list-item>
          <text:h text:outline-level="2" text:restart-numbering="0" text:is-list-header="0" text:style-name="P42"><text:span text:style-name="T63"/><text:bookmark-start text:name="_t5tjqdrjrmcz"/><text:span text:style-name="T64"/><text:bookmark-end text:name="_t5tjqdrjrmcz"/><text:span text:style-name="T65">Índice</text:span><text:span text:style-name="T66"/></text:h>
        </text:list-item>
      </text:list>
      <text:list text:style-name="WWNum2" text:continue-numbering="true">
        <text:list-item>
          <text:p text:style-name="P43"><text:span text:style-name="T67">Introducción</text:span><text:span text:style-name="T68"/></text:p>
        </text:list-item>
      </text:list>
      <text:list text:style-name="WWNum3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h text:outline-level="10" text:restart-numbering="0" text:is-list-header="0" text:style-name="P44"><text:span text:style-name="T69">Se justifica la necesidad de este proyecto y programa/s. Se explica qué se pretende resolver y la importancia de este software para un tipo de cliente potencial.</text:span><text:span text:style-name="T70"/></text:h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WWNum2" text:continue-numbering="true">
        <text:list-item>
          <text:p text:style-name="P45"><text:span text:style-name="T71">Requisitos mínimos</text:span><text:span text:style-name="T72"/></text:p>
        </text:list-item>
        <text:list-item>
          <text:list>
            <text:list-item>
              <text:p text:style-name="P46"><text:span text:style-name="T73">Hardware</text:span><text:span text:style-name="T74"/></text:p>
            </text:list-item>
            <text:list-item>
              <text:p text:style-name="P47"><text:span text:style-name="T75">SO</text:span><text:span text:style-name="T76"/></text:p>
            </text:list-item>
            <text:list-item>
              <text:p text:style-name="P48"><text:span text:style-name="T77">Programas</text:span><text:span text:style-name="T78"/></text:p>
            </text:list-item>
            <text:list-item>
              <text:p text:style-name="P49"><text:span text:style-name="T79">Configuración adicional (redes, seguridad, etc.)</text:span><text:span text:style-name="T80"/></text:p>
            </text:list-item>
          </text:list>
        </text:list-item>
        <text:list-item>
          <text:p text:style-name="P50"><text:span text:style-name="T81">Cómo instalar la aplicación</text:span><text:span text:style-name="T82"/></text:p>
        </text:list-item>
        <text:list-item>
          <text:p text:style-name="P51"><text:span text:style-name="T83">Cómo ejecutar la aplicación </text:span><text:span text:style-name="T84"/></text:p>
        </text:list-item>
        <text:list-item>
          <text:p text:style-name="P52"><text:span text:style-name="T85">Interfaz de la aplicación</text:span><text:span text:style-name="T86"/></text:p>
        </text:list-item>
        <text:list-item>
          <text:list>
            <text:list-item>
              <text:p text:style-name="P53"><text:span text:style-name="T87">Login</text:span><text:span text:style-name="T88"/></text:p>
            </text:list-item>
            <text:list-item>
              <text:p text:style-name="P54"><text:span text:style-name="T89">Registro</text:span><text:span text:style-name="T90"/></text:p>
            </text:list-item>
            <text:list-item>
              <text:p text:style-name="P55"><text:span text:style-name="T91">…</text:span><text:span text:style-name="T92"/></text:p>
            </text:list-item>
          </text:list>
        </text:list-item>
        <text:list-item>
          <text:p text:style-name="P56"><text:span text:style-name="T93">Errores más comunes / FAQs</text:span><text:span text:style-name="T94"/></text:p>
        </text:list-item>
        <text:list-item>
          <text:list>
            <text:list-item>
              <text:p text:style-name="P57"><text:span text:style-name="T95">Durante la instalación</text:span><text:span text:style-name="T96"/></text:p>
            </text:list-item>
            <text:list-item>
              <text:p text:style-name="P58"><text:span text:style-name="T97">Durante la ejecución</text:span><text:span text:style-name="T98"/></text:p>
            </text:list-item>
          </text:list>
        </text:list-item>
        <text:list-item>
          <text:p text:style-name="P59"><text:span text:style-name="T99">Enlaces de interés</text:span><text:span text:style-name="T100"/></text:p>
        </text:list-item>
      </text:list>
      <text:list text:style-name="WWNum3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h text:outline-level="10" text:restart-numbering="0" text:is-list-header="0" text:style-name="P60"><text:span text:style-name="T101">Quizás (y no siempre) es conveniente dejar un enlace o más, por ejemplo, a la web del desarrollador/empresa o repositorio de código (especialmente a la sección de issues).</text:span><text:span text:style-name="T102"/></text:h>
                                        </text:list-item>
                                        <text:list-item>
                                          <text:h text:outline-level="10" text:restart-numbering="0" text:is-list-header="0" text:style-name="P61"><text:span text:style-name="T103"/><text:span text:style-name="T104"/></text:h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>
        <text:list-item>
          <text:h text:outline-level="10" text:restart-numbering="0" text:is-list-header="0" text:style-name="P62"><text:span text:style-name="T105"/><text:span text:style-name="T106"/></text:h>
        </text:list-item>
        <text:list-item>
          <text:h text:outline-level="10" text:restart-numbering="0" text:is-list-header="0" text:style-name="P63"><text:span text:style-name="T107"/><text:span text:style-name="T108"/></text:h>
        </text:list-item>
        <text:list-item>
          <text:h text:outline-level="10" text:restart-numbering="0" text:is-list-header="0" text:style-name="P64"><text:span text:style-name="T109"/><text:span text:style-name="T110"/></text:h>
        </text:list-item>
        <text:list-item>
          <text:h text:outline-level="10" text:restart-numbering="0" text:is-list-header="0" text:style-name="P65"><text:span text:style-name="T111">Introducci</text:span><text:span text:style-name="T112">ón</text:span><text:span text:style-name="T113"/></text:h>
        </text:list-item>
        <text:list-item>
          <text:p text:style-name="P66"><text:span text:style-name="T114">Con Grabber, puedes descargar tus v</text:span><text:span text:style-name="T115">ídeos favoritos de redes sociales y tenerlos disponibles en tu equipo en todo momento. Puedes crear bibliotecas para organizarlos y tenerlos siempre disponibles en un lugar conocido.</text:span><text:span text:style-name="T116"/></text:p>
        </text:list-item>
        <text:list-item>
          <text:p text:style-name="P67"><text:span text:style-name="T117"/><text:span text:style-name="T118"/></text:p>
        </text:list-item>
        <text:list-item>
          <text:p text:style-name="P68"><text:span text:style-name="T119">Al tener los v</text:span><text:span text:style-name="T120">ídeos de forma local, puedes pasarlos a tus compañeros/amigos que puedan tener inter</text:span><text:span text:style-name="T121">és en verlos, sin necesidad de guardarlos de alguna forma especial dentro de la red social donde has encontrado el v</text:span><text:span text:style-name="T122">ídeo.</text:span><text:span text:style-name="T123"/></text:p>
        </text:list-item>
        <text:list-item>
          <text:p text:style-name="P69"><text:span text:style-name="T124"/><text:span text:style-name="T125"/></text:p>
        </text:list-item>
        <text:list-item>
          <text:p text:style-name="P70"><text:span text:style-name="T126">Hay personas que no pertenecen a ciertas redes sociales o no siguen a ciertos usuarios, por lo que con esta aplicaci</text:span><text:span text:style-name="T127">ón, puedes evitar problemas c</text:span><text:span text:style-name="T128">omo “No tengo TikTok” o “No sigo a X y su cuenta es privada”, permitiendo poder pasar ese contenido.</text:span><text:span text:style-name="T129"/></text:p>
        </text:list-item>
        <text:list-item>
          <text:p text:style-name="P71"><text:span text:style-name="T130">Requisitos m</text:span><text:span text:style-name="T131">ínimos</text:span><text:span text:style-name="T132"/></text:p>
        </text:list-item>
        <text:list-item>
          <text:p text:style-name="P72"><text:span text:style-name="T133">Hardware</text:span><text:span text:style-name="T134"/></text:p>
        </text:list-item>
        <text:list-item>
          <text:p text:style-name="P73"><text:span text:style-name="T135">Cualquier equipo con relativa actualidad, c</text:span><text:span text:style-name="T136">ómo por ejemplo </text:span><text:span text:style-name="T137">un equipo con un procesador de 4 </text:span><text:span text:style-name="T138">n</text:span><text:span text:style-name="T139">úcleos y 4GB de RAM, deber</text:span><text:span text:style-name="T140">ía ser capaz de correr el programa y usar sus funcionalidades sin problema.</text:span><text:span text:style-name="T141"/></text:p>
        </text:list-item>
        <text:list-item>
          <text:p text:style-name="P74"><text:span text:style-name="T142">SO</text:span><text:span text:style-name="T143"/></text:p>
        </text:list-item>
        <text:list-item>
          <text:p text:style-name="P75"><text:span text:style-name="T144">Actualmente, s</text:span><text:span text:style-name="T145">ólo Linux tiene soporte 100% asegurado. El programa se puede utilizar en Windows, pero posee un comportamiento no predecible.</text:span><text:span text:style-name="T146"/><text:span text:style-name="T147"/></text:p>
        </text:list-item>
        <text:list-item>
          <text:p text:style-name="P76"><text:span text:style-name="T148">Programas</text:span><text:span text:style-name="T149"/></text:p>
        </text:list-item>
      </text:list>
      <text:list text:style-name="WWNum4" text:continue-numbering="true">
        <text:list-item>
          <text:p text:style-name="P77"><text:span text:style-name="T150"/><text:a xlink:href="https://www.java.com/es/" xlink:type="simple"><text:span text:style-name="T151">Java</text:span></text:a><text:span text:style-name="T152"/><text:span text:style-name="T153"/></text:p>
        </text:list-item>
        <text:list-item>
          <text:p text:style-name="P78"><text:span text:style-name="T154"/><text:a xlink:href="https://www.videolan.org/vlc/index.es.html" xlink:type="simple"><text:span text:style-name="T155">VLC</text:span></text:a><text:span text:style-name="T156"/><text:span text:style-name="T157"/></text:p>
        </text:list-item>
      </text:list>
      <text:list>
        <text:list-item>
          <text:p text:style-name="P79"><text:span text:style-name="T158">Configuraci</text:span><text:span text:style-name="T159">ón adicional</text:span><text:span text:style-name="T160"/></text:p>
        </text:list-item>
        <text:list-item>
          <text:p text:style-name="P80"><text:span text:style-name="T161">Para poder utilizar todas las funcionalidades de la aplicaci</text:span><text:span text:style-name="T162">ón, se requiere conexi</text:span><text:span text:style-name="T163">ón a Internet. Mientras no se posea conexi</text:span><text:span text:style-name="T164">ón a Internet, s</text:span><text:span text:style-name="T165">ólo se podr</text:span><text:span text:style-name="T166">á interactuar con v</text:span><text:span text:style-name="T167">ídeos ya existentes.</text:span><text:span text:style-name="T168"/></text:p>
        </text:list-item>
        <text:list-item>
          <text:p text:style-name="P81"><text:span text:style-name="T169"/><text:span text:style-name="T170"/></text:p>
        </text:list-item>
        <text:list-item>
          <text:p text:style-name="P82"><text:span text:style-name="T171">C</text:span><text:span text:style-name="T172">ómo instalar la aplicaci</text:span><text:span text:style-name="T173">ón</text:span><text:span text:style-name="T174"/></text:p>
        </text:list-item>
        <text:list-item>
          <text:p text:style-name="P83"><text:span text:style-name="T175">Actualmente, no se ofrece un sistema de instalaci</text:span><text:span text:style-name="T176">ón para el programa. Con tener el ejecutable, el usuario ya puede utilizar la aplicaci</text:span><text:span text:style-name="T177">ón.</text:span><text:span text:style-name="T178"/></text:p>
        </text:list-item>
        <text:list-item>
          <text:p text:style-name="P84"><text:span text:style-name="T179">C</text:span><text:span text:style-name="T180">ómo ejecutar la aplicaci</text:span><text:span text:style-name="T181">ón</text:span><text:span text:style-name="T182"/></text:p>
        </text:list-item>
        <text:list-item>
          <text:p text:style-name="P85"><text:span text:style-name="T183">Para ejecutar la aplicaci</text:span><text:span text:style-name="T184">ón, buscamos su correspondiente ejecutable y podemos ejecutarlo de 2 formas:</text:span><text:span text:style-name="T185"/></text:p>
        </text:list-item>
      </text:list>
      <text:list text:style-name="WWNum5" text:continue-numbering="true">
        <text:list-item>
          <text:p text:style-name="P86"><text:span text:style-name="T186">Forma gr</text:span><text:span text:style-name="T187">áfica: ejecutamos la aplicaci</text:span><text:span text:style-name="T188">ón como cualquier otra, haciendo doble clic en el ejecutable.</text:span><text:span text:style-name="T189"/><text:span text:style-name="T190"/></text:p>
        </text:list-item>
        <text:list-item>
          <text:p text:style-name="P87"><text:span text:style-name="T191">Terminal: podemos abrir un terminal en la carpeta y ejecutar “java –jar </text:span><text:span text:style-name="T192">aplicacion.jar</text:span><text:span text:style-name="T193">”. Esto no solo ejecuta la aplicaci</text:span><text:span text:style-name="T194">ón, pero tambi</text:span><text:span text:style-name="T195">én mostrar</text:span><text:span text:style-name="T196">á m</text:span><text:span text:style-name="T197">ás datos en el terminal como posibles errores.</text:span><text:span text:style-name="T198"/></text:p>
        </text:list-item>
      </text:list>
      <text:list>
        <text:list-item>
          <text:p text:style-name="P88"><text:span text:style-name="T199">Interfaz de la aplicaci</text:span><text:span text:style-name="T200">ón</text:span><text:span text:style-name="T201"/></text:p>
        </text:list-item>
        <text:list-item>
          <text:p text:style-name="P89"><text:span text:style-name="T202">Errores m</text:span><text:span text:style-name="T203">ás comunes / FAQs</text:span><text:span text:style-name="T204"/></text:p>
        </text:list-item>
        <text:list-item>
          <text:p text:style-name="P90"><text:span text:style-name="T205">Durante la ejecuci</text:span><text:span text:style-name="T206">ón</text:span><text:span text:style-name="T207"/></text:p>
        </text:list-item>
        <text:list-item>
          <text:p text:style-name="P91"><text:span text:style-name="T208">No se ven mis carpetas / v</text:span><text:span text:style-name="T209">ídeos</text:span><text:span text:style-name="T210"/></text:p>
        </text:list-item>
        <text:list-item>
          <text:p text:style-name="P92"><text:span text:style-name="T211">Para que se vea una carpeta o v</text:span><text:span text:style-name="T212">ídeo en el programa, se ha de interactuar directamente con el programa. Es decir, para crear una biblioteca en el programa, se ha de crear a trav</text:span><text:span text:style-name="T213">és del sistema de creaci</text:span><text:span text:style-name="T214">ón de carpetas.</text:span><text:span text:style-name="T215"/></text:p>
        </text:list-item>
        <text:list-item>
          <text:p text:style-name="P93"><text:span text:style-name="T216">Igual con los v</text:span><text:span text:style-name="T217">ídeos, para tener un v</text:span><text:span text:style-name="T218">ídeo en el programa, se ha de seguir el proceso de descarga de v</text:span><text:span text:style-name="T219">ídeos.</text:span><text:span text:style-name="T220"/></text:p>
        </text:list-item>
        <text:list-item>
          <text:p text:style-name="P94"><text:span text:style-name="T221"/><text:span text:style-name="T222"/></text:p>
        </text:list-item>
        <text:list-item>
          <text:p text:style-name="P95"><text:span text:style-name="T223">Se tiene previsto añadir la funcionalidad de importaci</text:span><text:span text:style-name="T224">ón, que permitir</text:span><text:span text:style-name="T225">á importar carpetas y todo su contenido, al igual que v</text:span><text:span text:style-name="T226">ídeos por si mismos.</text:span><text:span text:style-name="T227"/><text:span text:style-name="T228"/></text:p>
        </text:list-item>
        <text:list-item>
          <text:p text:style-name="P96"><text:span text:style-name="T229">Mi v</text:span><text:span text:style-name="T230">ídeo no tiene miniatura</text:span><text:span text:style-name="T231"/></text:p>
        </text:list-item>
        <text:list-item>
          <text:p text:style-name="P97"><text:span text:style-name="T232">Actualmente, las miniaturas se obtienen durante el proceso de descarga de un v</text:span><text:span text:style-name="T233">ídeo. Eso quiere decir, que si la plataforma de descargas no ha generado una miniatura del v</text:span><text:span text:style-name="T234">ídeo, no podemos obtenerla.</text:span><text:span text:style-name="T235"/></text:p>
        </text:list-item>
        <text:list-item>
          <text:p text:style-name="P98"><text:span text:style-name="T236"/><text:span text:style-name="T237"/></text:p>
        </text:list-item>
        <text:list-item>
          <text:p text:style-name="P99"><text:span text:style-name="T238">Se tiene previsto cambiar el sistema de obtenci</text:span><text:span text:style-name="T239">ón de miniaturas a una serie de utilidades de sistema.</text:span><text:span text:style-name="T240"/></text:p>
        </text:list-item>
        <text:list-item>
          <text:p text:style-name="P100"><text:span text:style-name="T241">Enlaces de inter</text:span><text:span text:style-name="T242">és</text:span><text:span text:style-name="T243"/></text:p>
        </text:list-item>
        <text:list-item>
          <text:p text:style-name="P101"><text:span text:style-name="T244">Todo est</text:span><text:span text:style-name="T245">á en un </text:span><text:a xlink:href="https://github.com/A-DanielSerranoRodriguez-PabloPicasso/TFG-Grabber" xlink:type="simple"><text:span text:style-name="T246">repositorio</text:span></text:a><text:span text:style-name="T247"> en GitHub.</text:span><text:span text:style-name="T248"/></text:p>
        </text:list-item>
        <text:list-item>
          <text:p text:style-name="P102"><text:span text:style-name="T249"/><text:span text:style-name="T250"/></text:p>
        </text:list-item>
        <text:list-item>
          <text:p text:style-name="P103"><text:span text:style-name="T251">Apartado de </text:span><text:a xlink:href="https://github.com/A-DanielSerranoRodriguez-PabloPicasso/TFG-Grabber/issues" xlink:type="simple"><text:span text:style-name="T252">problemas</text:span></text:a><text:span text:style-name="T253">.</text:span><text:span text:style-name="T254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size="10pt"/>
      <style:paragraph-properties style:tab-stop-distance="35.45pt"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Normal" style:family="paragraph" style:name="10"/>
    <style:style style:parent-style-name="619" style:display-name="Heading 1 Char" style:family="text" style:name="14">
      <style:text-properties fo:font-family="Arial" style:font-family-asian="Arial" style:font-family-complex="Arial" fo:font-size="20pt"/>
    </style:style>
    <style:style style:parent-style-name="619" style:display-name="Heading 2 Char" style:family="text" style:name="16">
      <style:text-properties fo:font-family="Arial" style:font-family-asian="Arial" style:font-family-complex="Arial" fo:font-size="17pt"/>
    </style:style>
    <style:style style:parent-style-name="619" style:display-name="Heading 3 Char" style:family="text" style:name="18">
      <style:text-properties fo:font-family="Arial" style:font-family-asian="Arial" style:font-family-complex="Arial" fo:font-size="15pt"/>
    </style:style>
    <style:style style:parent-style-name="619" style:display-name="Heading 4 Char" style:family="text" style:name="20">
      <style:text-properties fo:font-family="Arial" style:font-family-asian="Arial" style:font-family-complex="Arial" fo:font-size="13pt" fo:font-weight="bold"/>
    </style:style>
    <style:style style:parent-style-name="619" style:display-name="Heading 5 Char" style:family="text" style:name="22">
      <style:text-properties fo:font-family="Arial" style:font-family-asian="Arial" style:font-family-complex="Arial" fo:font-size="12pt" fo:font-weight="bold"/>
    </style:style>
    <style:style style:parent-style-name="619" style:display-name="Heading 6 Char" style:family="text" style:name="24">
      <style:text-properties fo:font-family="Arial" style:font-family-asian="Arial" style:font-family-complex="Arial" fo:font-size="11pt" fo:font-weight="bold"/>
    </style:style>
    <style:style style:parent-style-name="10" style:display-name="Heading 7" style:family="paragraph" style:name="25">
      <style:text-properties fo:font-family="Arial" style:font-family-asian="Arial" style:font-family-complex="Arial" fo:font-size="11pt" fo:font-style="italic" fo:font-weight="bold"/>
      <style:paragraph-properties fo:margin-top="16pt" fo:margin-bottom="10pt"/>
    </style:style>
    <style:style style:parent-style-name="619" style:display-name="Heading 7 Char" style:family="text" style:name="26">
      <style:text-properties fo:font-family="Arial" style:font-family-asian="Arial" style:font-family-complex="Arial" fo:font-size="11pt" fo:font-style="italic" fo:font-weight="bold"/>
    </style:style>
    <style:style style:parent-style-name="10" style:display-name="Heading 8" style:family="paragraph" style:name="27">
      <style:text-properties fo:font-family="Arial" style:font-family-asian="Arial" style:font-family-complex="Arial" fo:font-size="11pt" fo:font-style="italic"/>
      <style:paragraph-properties fo:margin-top="16pt" fo:margin-bottom="10pt"/>
    </style:style>
    <style:style style:parent-style-name="619" style:display-name="Heading 8 Char" style:family="text" style:name="28">
      <style:text-properties fo:font-family="Arial" style:font-family-asian="Arial" style:font-family-complex="Arial" fo:font-size="11pt" fo:font-style="italic"/>
    </style:style>
    <style:style style:parent-style-name="10" style:display-name="Heading 9" style:family="paragraph" style:name="29">
      <style:text-properties fo:font-family="Arial" style:font-family-asian="Arial" style:font-family-complex="Arial" fo:font-size="10.5pt" fo:font-style="italic"/>
      <style:paragraph-properties fo:margin-top="16pt" fo:margin-bottom="10pt"/>
    </style:style>
    <style:style style:parent-style-name="619" style:display-name="Heading 9 Char" style:family="text" style:name="30">
      <style:text-properties fo:font-family="Arial" style:font-family-asian="Arial" style:font-family-complex="Arial" fo:font-size="10.5pt" fo:font-style="italic"/>
    </style:style>
    <style:style style:parent-style-name="10" style:display-name="List Paragraph" style:family="paragraph" style:name="31">
      <style:paragraph-properties fo:margin-left="1.27cm" style:contextual-spacing="true"/>
    </style:style>
    <style:style style:display-name="No Spacing" style:family="paragraph" style:name="33">
      <style:paragraph-properties fo:line-height="100%" fo:margin-top="0pt" fo:margin-bottom="0pt"/>
    </style:style>
    <style:style style:parent-style-name="619" style:display-name="Title Char" style:family="text" style:name="35">
      <style:text-properties fo:font-size="24pt"/>
    </style:style>
    <style:style style:parent-style-name="619" style:display-name="Subtitle Char" style:family="text" style:name="37">
      <style:text-properties fo:font-size="12pt"/>
    </style:style>
    <style:style style:parent-style-name="10" style:display-name="Quote" style:family="paragraph" style:name="38">
      <style:text-properties fo:font-style="italic"/>
      <style:paragraph-properties fo:margin-left="1.27cm" fo:margin-right="1.27cm"/>
    </style:style>
    <style:style style:display-name="Quote Char" style:family="text" style:name="39">
      <style:text-properties fo:font-style="italic"/>
    </style:style>
    <style:style style:parent-style-name="10" style:display-name="Intense Quote" style:family="paragraph" style:name="40">
      <style:text-properties fo:font-style="italic"/>
      <style:paragraph-properties fo:margin-left="1.27cm" fo:margin-right="1.27cm" fo:background-color="#f2f2f2" style:contextual-spacing="true" fo:border="0.01764cm solid #FFFFFF"/>
    </style:style>
    <style:style style:display-name="Intense Quote Char" style:family="text" style:name="41">
      <style:text-properties fo:font-style="italic"/>
    </style:style>
    <style:style style:parent-style-name="10" style:display-name="Header" style:family="paragraph" style:name="42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619" style:display-name="Header Char" style:family="text" style:name="43"/>
    <style:style style:parent-style-name="10" style:display-name="Footer" style:family="paragraph" style:name="44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619" style:display-name="Footer Char" style:family="text" style:name="45"/>
    <style:style style:parent-style-name="609" style:display-name="Caption Char" style:family="text" style:name="47"/>
    <style:style style:display-name="Hyperlink" style:family="text" style:name="174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10" style:display-name="footnote text" style:family="paragraph" style:name="175">
      <style:text-properties fo:font-size="9pt"/>
      <style:paragraph-properties fo:line-height="100%" fo:margin-bottom="2pt"/>
    </style:style>
    <style:style style:display-name="Footnote Text Char" style:family="text" style:name="176">
      <style:text-properties fo:font-size="9pt"/>
    </style:style>
    <style:style style:parent-style-name="619" style:display-name="footnote reference" style:family="text" style:name="177">
      <style:text-properties style:text-position="super 58%"/>
    </style:style>
    <style:style style:parent-style-name="10" style:display-name="endnote text" style:family="paragraph" style:name="178">
      <style:text-properties fo:font-size="10pt"/>
      <style:paragraph-properties fo:line-height="100%" fo:margin-bottom="0pt"/>
    </style:style>
    <style:style style:display-name="Endnote Text Char" style:family="text" style:name="179">
      <style:text-properties fo:font-size="10pt"/>
    </style:style>
    <style:style style:parent-style-name="619" style:display-name="endnote reference" style:family="text" style:name="180">
      <style:text-properties style:text-position="super 58%"/>
    </style:style>
    <style:style style:parent-style-name="10" style:display-name="toc 1" style:family="paragraph" style:name="181">
      <style:paragraph-properties fo:margin-left="0cm" fo:margin-right="0cm" fo:text-indent="0cm" fo:margin-bottom="2.85pt"/>
    </style:style>
    <style:style style:parent-style-name="10" style:display-name="toc 2" style:family="paragraph" style:name="182">
      <style:paragraph-properties fo:margin-left="0.4992cm" fo:margin-right="0cm" fo:text-indent="0cm" fo:margin-bottom="2.85pt"/>
    </style:style>
    <style:style style:parent-style-name="10" style:display-name="toc 3" style:family="paragraph" style:name="183">
      <style:paragraph-properties fo:margin-left="1cm" fo:margin-right="0cm" fo:text-indent="0cm" fo:margin-bottom="2.85pt"/>
    </style:style>
    <style:style style:parent-style-name="10" style:display-name="toc 4" style:family="paragraph" style:name="184">
      <style:paragraph-properties fo:margin-left="1.499cm" fo:margin-right="0cm" fo:text-indent="0cm" fo:margin-bottom="2.85pt"/>
    </style:style>
    <style:style style:parent-style-name="10" style:display-name="toc 5" style:family="paragraph" style:name="185">
      <style:paragraph-properties fo:margin-left="2cm" fo:margin-right="0cm" fo:text-indent="0cm" fo:margin-bottom="2.85pt"/>
    </style:style>
    <style:style style:parent-style-name="10" style:display-name="toc 6" style:family="paragraph" style:name="186">
      <style:paragraph-properties fo:margin-left="2.5cm" fo:margin-right="0cm" fo:text-indent="0cm" fo:margin-bottom="2.85pt"/>
    </style:style>
    <style:style style:parent-style-name="10" style:display-name="toc 7" style:family="paragraph" style:name="187">
      <style:paragraph-properties fo:margin-left="3.001cm" fo:margin-right="0cm" fo:text-indent="0cm" fo:margin-bottom="2.85pt"/>
    </style:style>
    <style:style style:parent-style-name="10" style:display-name="toc 8" style:family="paragraph" style:name="188">
      <style:paragraph-properties fo:margin-left="3.5cm" fo:margin-right="0cm" fo:text-indent="0cm" fo:margin-bottom="2.85pt"/>
    </style:style>
    <style:style style:parent-style-name="10" style:display-name="toc 9" style:family="paragraph" style:name="189">
      <style:paragraph-properties fo:margin-left="4.001cm" fo:margin-right="0cm" fo:text-indent="0cm" fo:margin-bottom="2.85pt"/>
    </style:style>
    <style:style style:display-name="TOC Heading" style:family="paragraph" style:name="190"/>
    <style:style style:parent-style-name="10" style:display-name="table of figures" style:family="paragraph" style:name="191">
      <style:paragraph-properties fo:margin-bottom="0pt"/>
    </style:style>
    <style:style style:class="default" style:display-name="DStyle_paragraph" style:family="paragraph" style:name="604">
      <style:text-properties fo:color="#000000" fo:font-family="Arial" style:font-family-asian="Arial" style:font-family-complex="Arial" fo:font-size="11pt"/>
      <style:paragraph-properties/>
    </style:style>
    <style:style style:parent-style-name="604" style:display-name="Standard" style:family="paragraph" style:name="605">
      <style:text-properties/>
      <style:paragraph-properties fo:line-height="115%" fo:text-align="left" fo:margin-top="0pt" fo:margin-bottom="0pt"/>
    </style:style>
    <style:style style:parent-style-name="605" style:display-name="Heading" style:family="paragraph" style:name="606">
      <style:text-properties fo:font-family="Liberation Sans" style:font-family-asian="Microsoft YaHei" style:font-family-complex="Lucida Sans" fo:font-size="14pt"/>
      <style:paragraph-properties fo:margin-top="12pt" fo:margin-bottom="6pt"/>
    </style:style>
    <style:style style:parent-style-name="605" style:display-name="Text body" style:family="paragraph" style:name="607">
      <style:paragraph-properties fo:line-height="115%" fo:margin-top="0pt" fo:margin-bottom="7pt"/>
    </style:style>
    <style:style style:parent-style-name="607" style:display-name="List" style:family="paragraph" style:name="608">
      <style:text-properties style:font-family-complex="Lucida Sans"/>
    </style:style>
    <style:style style:parent-style-name="605" style:display-name="Caption" style:family="paragraph" style:name="609">
      <style:text-properties style:font-family-complex="Lucida Sans" fo:font-size="12pt" fo:font-style="italic"/>
      <style:paragraph-properties fo:margin-top="6pt" fo:margin-bottom="6pt"/>
    </style:style>
    <style:style style:parent-style-name="605" style:display-name="Index" style:family="paragraph" style:name="610">
      <style:text-properties style:font-family-complex="Lucida Sans"/>
    </style:style>
    <style:style style:parent-style-name="605" style:display-name="Heading 1" style:family="paragraph" style:name="611">
      <style:text-properties fo:font-size="20pt"/>
      <style:paragraph-properties fo:margin-top="20pt" fo:margin-bottom="6pt"/>
    </style:style>
    <style:style style:parent-style-name="605" style:display-name="Heading 2" style:family="paragraph" style:name="612">
      <style:text-properties fo:font-size="16pt"/>
      <style:paragraph-properties fo:margin-top="18pt" fo:margin-bottom="6pt"/>
    </style:style>
    <style:style style:parent-style-name="605" style:display-name="Heading 3" style:family="paragraph" style:name="613">
      <style:text-properties fo:color="#434343" fo:font-size="14pt"/>
      <style:paragraph-properties fo:margin-top="16pt" fo:margin-bottom="4pt"/>
    </style:style>
    <style:style style:parent-style-name="605" style:display-name="Heading 4" style:family="paragraph" style:name="614">
      <style:text-properties fo:color="#666666" fo:font-size="12pt"/>
      <style:paragraph-properties fo:margin-top="14pt" fo:margin-bottom="4pt"/>
    </style:style>
    <style:style style:parent-style-name="605" style:display-name="Heading 5" style:family="paragraph" style:name="615">
      <style:text-properties fo:color="#666666"/>
      <style:paragraph-properties fo:margin-top="12pt" fo:margin-bottom="4pt"/>
    </style:style>
    <style:style style:parent-style-name="605" style:display-name="Heading 6" style:family="paragraph" style:name="616">
      <style:text-properties fo:color="#666666" fo:font-style="italic"/>
      <style:paragraph-properties fo:margin-top="12pt" fo:margin-bottom="4pt"/>
    </style:style>
    <style:style style:parent-style-name="605" style:display-name="Title" style:family="paragraph" style:name="617">
      <style:text-properties fo:font-size="26pt"/>
      <style:paragraph-properties fo:margin-top="0pt" fo:margin-bottom="3pt"/>
    </style:style>
    <style:style style:parent-style-name="605" style:display-name="Subtitle" style:family="paragraph" style:name="618">
      <style:text-properties fo:color="#666666" fo:font-size="15pt"/>
      <style:paragraph-properties fo:margin-top="0pt" fo:margin-bottom="16pt"/>
    </style:style>
    <style:style style:parent-style-name="604" style:class="default" style:display-name="Default Paragraph Font" style:family="text" style:name="619"/>
    <style:style style:parent-style-name="604" style:display-name="ListLabel 1" style:family="text" style:name="620">
      <style:text-properties style:text-underline-type="none" style:text-underline-width="auto"/>
    </style:style>
    <style:style style:parent-style-name="604" style:display-name="ListLabel 2" style:family="text" style:name="621">
      <style:text-properties style:text-underline-type="none" style:text-underline-width="auto"/>
    </style:style>
    <style:style style:parent-style-name="604" style:display-name="ListLabel 3" style:family="text" style:name="622">
      <style:text-properties style:text-underline-type="none" style:text-underline-width="auto"/>
    </style:style>
    <style:style style:parent-style-name="604" style:display-name="ListLabel 4" style:family="text" style:name="623">
      <style:text-properties style:text-underline-type="none" style:text-underline-width="auto"/>
    </style:style>
    <style:style style:parent-style-name="604" style:display-name="ListLabel 5" style:family="text" style:name="624">
      <style:text-properties style:text-underline-type="none" style:text-underline-width="auto"/>
    </style:style>
    <style:style style:parent-style-name="604" style:display-name="ListLabel 6" style:family="text" style:name="625">
      <style:text-properties style:text-underline-type="none" style:text-underline-width="auto"/>
    </style:style>
    <style:style style:parent-style-name="604" style:display-name="ListLabel 7" style:family="text" style:name="626">
      <style:text-properties style:text-underline-type="none" style:text-underline-width="auto"/>
    </style:style>
    <style:style style:parent-style-name="604" style:display-name="ListLabel 8" style:family="text" style:name="627">
      <style:text-properties style:text-underline-type="none" style:text-underline-width="auto"/>
    </style:style>
    <style:style style:parent-style-name="604" style:display-name="ListLabel 9" style:family="text" style:name="628">
      <style:text-properties style:text-underline-type="none" style:text-underline-width="auto"/>
    </style:style>
    <style:style style:family="text" style:name="T1">
      <style:text-properties fo:font-family="Arial" style:font-family-asian="Arial" style:font-family-complex="Arial"/>
    </style:style>
    <style:style style:family="text" style:name="T2">
      <style:text-properties fo:font-family="Courier New" style:font-family-asian="Courier New" style:font-family-complex="Courier New"/>
    </style:style>
    <style:style style:family="text" style:name="T3">
      <style:text-properties fo:font-family="Wingdings" style:font-family-asian="Wingdings" style:font-family-complex="Wingdings"/>
    </style:style>
    <style:style style:family="text" style:name="T4">
      <style:text-properties fo:font-family="Symbol" style:font-family-asian="Symbol" style:font-family-complex="Symbol"/>
    </style:style>
    <style:style style:family="text" style:name="T5">
      <style:text-properties fo:font-family="Courier New" style:font-family-asian="Courier New" style:font-family-complex="Courier New"/>
    </style:style>
    <style:style style:family="text" style:name="T6">
      <style:text-properties fo:font-family="Wingdings" style:font-family-asian="Wingdings" style:font-family-complex="Wingdings"/>
    </style:style>
    <style:style style:family="text" style:name="T7">
      <style:text-properties fo:font-family="Symbol" style:font-family-asian="Symbol" style:font-family-complex="Symbol"/>
    </style:style>
    <style:style style:family="text" style:name="T8">
      <style:text-properties fo:font-family="Courier New" style:font-family-asian="Courier New" style:font-family-complex="Courier New"/>
    </style:style>
    <style:style style:family="text" style:name="T9">
      <style:text-properties fo:font-family="Wingdings" style:font-family-asian="Wingdings" style:font-family-complex="Wingdings"/>
    </style:style>
    <style:style style:family="text" style:name="T10">
      <style:text-properties fo:font-family="Arial" style:font-family-asian="Arial" style:font-family-complex="Arial"/>
    </style:style>
    <style:style style:family="text" style:name="T11">
      <style:text-properties fo:font-family="Courier New" style:font-family-asian="Courier New" style:font-family-complex="Courier New"/>
    </style:style>
    <style:style style:family="text" style:name="T12">
      <style:text-properties fo:font-family="Wingdings" style:font-family-asian="Wingdings" style:font-family-complex="Wingdings"/>
    </style:style>
    <style:style style:family="text" style:name="T13">
      <style:text-properties fo:font-family="Symbol" style:font-family-asian="Symbol" style:font-family-complex="Symbol"/>
    </style:style>
    <style:style style:family="text" style:name="T14">
      <style:text-properties fo:font-family="Courier New" style:font-family-asian="Courier New" style:font-family-complex="Courier New"/>
    </style:style>
    <style:style style:family="text" style:name="T15">
      <style:text-properties fo:font-family="Wingdings" style:font-family-asian="Wingdings" style:font-family-complex="Wingdings"/>
    </style:style>
    <style:style style:family="text" style:name="T16">
      <style:text-properties fo:font-family="Symbol" style:font-family-asian="Symbol" style:font-family-complex="Symbol"/>
    </style:style>
    <style:style style:family="text" style:name="T17">
      <style:text-properties fo:font-family="Courier New" style:font-family-asian="Courier New" style:font-family-complex="Courier New"/>
    </style:style>
    <style:style style:family="text" style:name="T18">
      <style:text-properties fo:font-family="Wingdings" style:font-family-asian="Wingdings" style:font-family-complex="Wingdings"/>
    </style:style>
    <text:list-style style:name="WWNum1">
      <text:list-level-style-bullet text:level="1" text:bullet-char="%1.">
        <style:list-level-properties text:list-level-position-and-space-mode="label-alignment">
          <style:list-level-label-alignment text:list-tab-stop-position="1.27cm" fo:text-indent="-0.635cm" fo:margin-left="1.27cm"/>
        </style:list-level-properties>
      </text:list-level-style-bullet>
      <text:list-level-style-bullet text:level="2" text:bullet-char="%2.">
        <style:list-level-properties text:list-level-position-and-space-mode="label-alignment">
          <style:list-level-label-alignment text:list-tab-stop-position="1.905cm" fo:text-indent="-0.635cm" fo:margin-left="1.905cm"/>
        </style:list-level-properties>
      </text:list-level-style-bullet>
      <text:list-level-style-bullet text:level="3" text:bullet-char="%3.">
        <style:list-level-properties text:list-level-position-and-space-mode="label-alignment">
          <style:list-level-label-alignment text:list-tab-stop-position="2.54cm" fo:text-indent="-0.635cm" fo:margin-left="2.54cm"/>
        </style:list-level-properties>
      </text:list-level-style-bullet>
      <text:list-level-style-bullet text:level="4" text:bullet-char="%4.">
        <style:list-level-properties text:list-level-position-and-space-mode="label-alignment">
          <style:list-level-label-alignment text:list-tab-stop-position="3.175cm" fo:text-indent="-0.635cm" fo:margin-left="3.175cm"/>
        </style:list-level-properties>
      </text:list-level-style-bullet>
      <text:list-level-style-bullet text:level="5" text:bullet-char="%5.">
        <style:list-level-properties text:list-level-position-and-space-mode="label-alignment">
          <style:list-level-label-alignment text:list-tab-stop-position="3.81cm" fo:text-indent="-0.635cm" fo:margin-left="3.81cm"/>
        </style:list-level-properties>
      </text:list-level-style-bullet>
      <text:list-level-style-bullet text:level="6" text:bullet-char="%6.">
        <style:list-level-properties text:list-level-position-and-space-mode="label-alignment">
          <style:list-level-label-alignment text:list-tab-stop-position="4.445cm" fo:text-indent="-0.635cm" fo:margin-left="4.445cm"/>
        </style:list-level-properties>
      </text:list-level-style-bullet>
      <text:list-level-style-bullet text:level="7" text:bullet-char="%7.">
        <style:list-level-properties text:list-level-position-and-space-mode="label-alignment">
          <style:list-level-label-alignment text:list-tab-stop-position="5.08cm" fo:text-indent="-0.635cm" fo:margin-left="5.08cm"/>
        </style:list-level-properties>
      </text:list-level-style-bullet>
      <text:list-level-style-bullet text:level="8" text:bullet-char="%8.">
        <style:list-level-properties text:list-level-position-and-space-mode="label-alignment">
          <style:list-level-label-alignment text:list-tab-stop-position="5.715cm" fo:text-indent="-0.635cm" fo:margin-left="5.715cm"/>
        </style:list-level-properties>
      </text:list-level-style-bullet>
      <text:list-level-style-bullet text:level="9" text:bullet-char="%9.">
        <style:list-level-properties text:list-level-position-and-space-mode="label-alignment">
          <style:list-level-label-alignment text:list-tab-stop-position="6.35cm" fo:text-indent="-0.635cm" fo:margin-left="6.35cm"/>
        </style:list-level-properties>
      </text:list-level-style-bullet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text:display-levels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text:display-levels="2" style:num-format="i" style:num-suffix=".">
        <style:list-level-properties text:list-level-position-and-space-mode="label-alignment">
          <style:list-level-label-alignment fo:text-indent="-0.635cm" fo:margin-left="3.81cm"/>
        </style:list-level-properties>
      </text:list-level-style-number>
      <text:list-level-style-number text:level="4" text:display-levels="2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text:display-levels="2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text:display-levels="2" style:num-format="i" style:num-suffix=".">
        <style:list-level-properties text:list-level-position-and-space-mode="label-alignment">
          <style:list-level-label-alignment fo:text-indent="-0.635cm" fo:margin-left="7.62cm"/>
        </style:list-level-properties>
      </text:list-level-style-number>
      <text:list-level-style-number text:level="7" text:display-levels="2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text:display-levels="2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text:display-levels="2" style:num-format="i" style:num-suffix=".">
        <style:list-level-properties text:list-level-position-and-space-mode="label-alignment">
          <style:list-level-label-alignment fo:text-indent="-0.635cm" fo:margin-left="11.43cm"/>
        </style:list-level-properties>
      </text:list-level-style-number>
    </text:list-style>
    <text:list-style style:name="WWNum3">
      <text:list-level-style-bullet text:level="1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2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3" text:bullet-char="§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4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5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6" text:bullet-char="§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7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8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9" text:bullet-char="§">
        <style:list-level-properties text:list-level-position-and-space-mode="label-alignment">
          <style:list-level-label-alignment fo:margin-left="0cm"/>
        </style:list-level-properties>
      </text:list-level-style-bullet>
    </text:list-style>
    <text:list-style style:name="WWNum4">
      <text:list-level-style-bullet text:level="1" text:style-name="T1" text:bullet-char="–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Arial" style:font-family-asian="Arial" style:font-family-complex="Arial"/>
      </text:list-level-style-bullet>
      <text:list-level-style-bullet text:level="2" text:style-name="T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">
      <text:list-level-style-bullet text:level="1" text:style-name="T10" text:bullet-char="–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Arial" style:font-family-asian="Arial" style:font-family-complex="Arial"/>
      </text:list-level-style-bullet>
      <text:list-level-style-bullet text:level="2" text:style-name="T1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</office:styles>
  <office:automatic-styles>
    <style:page-layout style:name="Mpm1">
      <style:page-layout-properties fo:page-width="21cm" fo:page-height="29.7cm" style:print-orientation="portrait" fo:margin-top="2.54cm" fo:margin-bottom="2.54cm" fo:margin-left="2.54cm" fo:margin-right="2.54cm"/>
    </style:page-layout>
    <style:page-layout style:name="Mpm2">
      <style:page-layout-properties fo:page-width="21cm" fo:page-height="29.7cm" style:print-orientation="portrait" fo:margin-top="2.54cm" fo:margin-bottom="2.54cm" fo:margin-left="2.54cm" fo:margin-right="2.54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3.3.50</meta:generator>
    <meta:initial-creator/>
    <meta:creation-date/>
    <meta:editing-cycles/>
    <meta:editing-duration/>
    <dc:date/>
    <dc:creator/>
    <meta:document-statistic/>
  </office:meta>
</office:document-meta>
</file>